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8.553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ggregating&lt;TSourceItem, </text:span></text:p>
            <text:p><text:span text:style-name="T1">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veraging&lt;TSourceItem, </text:span></text:p>
            <text:p><text:span text:style-name="T1">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ObservableCollection.Count </text:p>
            <text:p>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Dispatch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CollectionProcessing&lt;</text:p>
            <text:p>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CollectionPaus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коллекции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все накопленные </text:p>
            <text:p>изменения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Joing&lt;TOuterSourceItem, </text:p>
            <text:p>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LastCompu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 </text:p>
            <text:p>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 </text:p>
            <text:p>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aging&lt;TSourceItem&gt;</text:p>
          </table:table-cell>
          <table:table-cell table:style-name="ce28" office:value-type="string" calcext:value-type="string">
            <text:p>Not implemente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SelectingMany&lt;TSourceItem, </text:p>
            <text:p>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</text:p>
            <text:p>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</text:p>
            <text:p>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Dictionaring&lt;TSourceItem, </text:p>
            <text:p>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7" office:value-type="string" calcext:value-type="string">
            <text:p>PropertyDispatching&lt;</text:p>
            <text:p>THolder, 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IReadScalar&lt;TResult&gt;</text:p>
            <text:p>IWriteScalar&lt;TResult&gt;, </text:p>
            <text:p>IScalar&lt;TResult&gt;, </text:p>
            <text:p>IComputing</text:p>
          </table:table-cell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Dispatch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ScalarProcessing&lt;TValue,</text:p>
            <text:p>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ScalarPau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скаляра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накопленные </text:p>
            <text:p>изменения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Zipping&lt;TSourceItemLeft, </text:p>
            <text:p>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.00.0000</text:date>, <text:time style:data-style-name="N2" text:time-value="21:26:14.0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7T21:28:05.237000000</dc:date>
    <meta:generator>LibreOffice/6.4.4.2$Windows_X86_64 LibreOffice_project/3d775be2011f3886db32dfd395a6a6d1ca2630ff</meta:generator>
    <meta:editing-duration>PT1H19M58S</meta:editing-duration>
    <meta:editing-cycles>22</meta:editing-cycles>
    <meta:document-statistic meta:table-count="2" meta:cell-count="2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